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f442" officeooo:paragraph-rsid="0007f442" style:font-weight-asian="bold" style:font-weight-complex="bold"/>
    </style:style>
    <style:style style:name="P7" style:family="paragraph" style:parent-style-name="Text_20_body">
      <style:text-properties officeooo:paragraph-rsid="000c27ef"/>
    </style:style>
    <style:style style:name="P8" style:family="paragraph" style:parent-style-name="Standard">
      <style:text-properties officeooo:paragraph-rsid="0007f349"/>
    </style:style>
    <style:style style:name="P9" style:family="paragraph" style:parent-style-name="Standard">
      <style:paragraph-properties fo:text-align="center" style:justify-single-word="false"/>
      <style:text-properties officeooo:rsid="0007f442" officeooo:paragraph-rsid="0007f442"/>
    </style:style>
    <style:style style:name="P10" style:family="paragraph" style:parent-style-name="Standard">
      <style:text-properties officeooo:paragraph-rsid="000a9dfa"/>
    </style:style>
    <style:style style:name="P11" style:family="paragraph" style:parent-style-name="Standard">
      <style:text-properties officeooo:paragraph-rsid="000bb19c"/>
    </style:style>
    <style:style style:name="P12" style:family="paragraph" style:parent-style-name="Standard">
      <style:text-properties officeooo:paragraph-rsid="000bc82e"/>
    </style:style>
    <style:style style:name="P13" style:family="paragraph" style:parent-style-name="Standard">
      <style:text-properties officeooo:rsid="00148d52" officeooo:paragraph-rsid="00148d52"/>
    </style:style>
    <style:style style:name="P14" style:family="paragraph" style:parent-style-name="Standard">
      <style:text-properties officeooo:rsid="00148d52" officeooo:paragraph-rsid="00160500"/>
    </style:style>
    <style:style style:name="P15" style:family="paragraph" style:parent-style-name="Standard">
      <style:text-properties officeooo:paragraph-rsid="00148d52"/>
    </style:style>
    <style:style style:name="P16" style:family="paragraph" style:parent-style-name="Standard">
      <style:text-properties officeooo:paragraph-rsid="00160500"/>
    </style:style>
    <style:style style:name="P17" style:family="paragraph" style:parent-style-name="Standard">
      <style:paragraph-properties fo:text-align="center" style:justify-single-word="false"/>
      <style:text-properties officeooo:rsid="0017900d" officeooo:paragraph-rsid="0017900d"/>
    </style:style>
    <style:style style:name="P18" style:family="paragraph" style:parent-style-name="Standard">
      <style:paragraph-properties fo:text-align="center" style:justify-single-word="false"/>
      <style:text-properties officeooo:rsid="00184152" officeooo:paragraph-rsid="00184152"/>
    </style:style>
    <style:style style:name="P19" style:family="paragraph" style:parent-style-name="Standard">
      <style:text-properties officeooo:paragraph-rsid="001acb64"/>
    </style:style>
    <style:style style:name="P20" style:family="paragraph" style:parent-style-name="Standard">
      <style:text-properties officeooo:paragraph-rsid="001bb077"/>
    </style:style>
    <style:style style:name="P21" style:family="paragraph" style:parent-style-name="Standard">
      <style:text-properties officeooo:paragraph-rsid="001d2202"/>
    </style:style>
    <style:style style:name="P22" style:family="paragraph" style:parent-style-name="Standard">
      <style:text-properties officeooo:paragraph-rsid="0022ae0b"/>
    </style:style>
    <style:style style:name="P23" style:family="paragraph" style:parent-style-name="Standard">
      <style:text-properties officeooo:rsid="002ab79f" officeooo:paragraph-rsid="002ab79f"/>
    </style:style>
    <style:style style:name="P24" style:family="paragraph" style:parent-style-name="Text_20_body">
      <style:text-properties officeooo:rsid="002ab79f" officeooo:paragraph-rsid="002ab79f"/>
    </style:style>
    <style:style style:name="P25" style:family="paragraph" style:parent-style-name="Text_20_body">
      <style:text-properties officeooo:rsid="002b2350" officeooo:paragraph-rsid="002b2350"/>
    </style:style>
    <style:style style:name="P26" style:family="paragraph" style:parent-style-name="Text_20_body">
      <style:text-properties officeooo:rsid="002cf8ae" officeooo:paragraph-rsid="002cf8ae"/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0" style:family="paragraph" style:parent-style-name="Standard">
      <style:text-properties officeooo:paragraph-rsid="0033f2d9"/>
    </style:style>
    <style:style style:name="P31" style:family="paragraph" style:parent-style-name="Text_20_body">
      <style:text-properties officeooo:paragraph-rsid="003931c6"/>
    </style:style>
    <style:style style:name="P32" style:family="paragraph" style:parent-style-name="Standard">
      <style:text-properties officeooo:paragraph-rsid="00321dd0"/>
    </style:style>
    <style:style style:name="P33" style:family="paragraph" style:parent-style-name="Standard">
      <style:text-properties officeooo:paragraph-rsid="00355493"/>
    </style:style>
    <style:style style:name="P34" style:family="paragraph" style:parent-style-name="Standard">
      <style:text-properties officeooo:paragraph-rsid="00368316"/>
    </style:style>
    <style:style style:name="P35" style:family="paragraph" style:parent-style-name="Standard">
      <style:text-properties officeooo:rsid="003dbb9d" officeooo:paragraph-rsid="003dbb9d"/>
    </style:style>
    <style:style style:name="P36" style:family="paragraph" style:parent-style-name="Standard">
      <style:text-properties officeooo:paragraph-rsid="003dbb9d"/>
    </style:style>
    <style:style style:name="P37" style:family="paragraph" style:parent-style-name="Standard">
      <style:text-properties officeooo:paragraph-rsid="003efd95"/>
    </style:style>
    <style:style style:name="P38" style:family="paragraph" style:parent-style-name="Standard">
      <style:text-properties officeooo:paragraph-rsid="0040274b"/>
    </style:style>
    <style:style style:name="P39" style:family="paragraph" style:parent-style-name="Standard">
      <style:text-properties officeooo:paragraph-rsid="00412c10"/>
    </style:style>
    <style:style style:name="P40" style:family="paragraph" style:parent-style-name="Standard">
      <style:text-properties officeooo:paragraph-rsid="004373b6"/>
    </style:style>
    <style:style style:name="P41" style:family="paragraph" style:parent-style-name="Text_20_body">
      <style:text-properties officeooo:rsid="00461494" officeooo:paragraph-rsid="00461494"/>
    </style:style>
    <style:style style:name="P42" style:family="paragraph" style:parent-style-name="Text_20_body">
      <style:text-properties officeooo:paragraph-rsid="004deb9a"/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46" style:family="paragraph" style:parent-style-name="Heading_20_3">
      <style:text-properties officeooo:paragraph-rsid="002b2350"/>
    </style:style>
    <style:style style:name="P47" style:family="paragraph" style:parent-style-name="Heading_20_3">
      <style:text-properties officeooo:paragraph-rsid="0033f2d9"/>
    </style:style>
    <style:style style:name="P48" style:family="paragraph" style:parent-style-name="Heading_20_3">
      <style:text-properties officeooo:paragraph-rsid="003931c6"/>
    </style:style>
    <style:style style:name="P49" style:family="paragraph" style:parent-style-name="Heading_20_3">
      <style:paragraph-properties fo:break-before="page"/>
      <style:text-properties officeooo:rsid="004deb9a" officeooo:paragraph-rsid="004deb9a"/>
    </style:style>
    <style:style style:name="P50" style:family="paragraph" style:parent-style-name="Heading_20_3" style:list-style-name="">
      <style:text-properties officeooo:rsid="004deb9a" officeooo:paragraph-rsid="004deb9a"/>
    </style:style>
    <style:style style:name="P51" style:family="paragraph" style:parent-style-name="Heading_20_4">
      <style:text-properties officeooo:rsid="000c27ef" officeooo:paragraph-rsid="000c27ef"/>
    </style:style>
    <style:style style:name="P52" style:family="paragraph" style:parent-style-name="Standard">
      <style:text-properties officeooo:rsid="00412c10" officeooo:paragraph-rsid="00412c10"/>
    </style:style>
    <style:style style:name="P53" style:family="paragraph" style:parent-style-name="Standard">
      <style:text-properties officeooo:paragraph-rsid="00160500"/>
    </style:style>
    <style:style style:name="P5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  <style:style style:name="T3" style:family="text">
      <style:text-properties fo:font-weight="bold" officeooo:rsid="001bb077" style:font-weight-asian="bold" style:font-weight-complex="bold"/>
    </style:style>
    <style:style style:name="T4" style:family="text">
      <style:text-properties officeooo:rsid="0007f44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0500" style:font-size-asian="10pt" style:font-size-complex="10pt"/>
    </style:style>
    <style:style style:name="T7" style:family="text">
      <style:text-properties fo:font-size="10pt" officeooo:rsid="0017900d" style:font-size-asian="10pt" style:font-size-complex="10pt"/>
    </style:style>
    <style:style style:name="T8" style:family="text">
      <style:text-properties officeooo:rsid="0009a3e6"/>
    </style:style>
    <style:style style:name="T9" style:family="text">
      <style:text-properties officeooo:rsid="000a9dfa"/>
    </style:style>
    <style:style style:name="T10" style:family="text">
      <style:text-properties officeooo:rsid="000bb19c"/>
    </style:style>
    <style:style style:name="T11" style:family="text">
      <style:text-properties officeooo:rsid="000bc82e"/>
    </style:style>
    <style:style style:name="T12" style:family="text">
      <style:text-properties officeooo:rsid="000c27ef"/>
    </style:style>
    <style:style style:name="T13" style:family="text">
      <style:text-properties officeooo:rsid="000ff3a0"/>
    </style:style>
    <style:style style:name="T14" style:family="text">
      <style:text-properties officeooo:rsid="0012bf13"/>
    </style:style>
    <style:style style:name="T15" style:family="text">
      <style:text-properties officeooo:rsid="00148d52"/>
    </style:style>
    <style:style style:name="T16" style:family="text">
      <style:text-properties officeooo:rsid="00160500"/>
    </style:style>
    <style:style style:name="T17" style:family="text">
      <style:text-properties officeooo:rsid="0017900d"/>
    </style:style>
    <style:style style:name="T18" style:family="text">
      <style:text-properties officeooo:rsid="00184152"/>
    </style:style>
    <style:style style:name="T19" style:family="text">
      <style:text-properties officeooo:rsid="001acb64"/>
    </style:style>
    <style:style style:name="T20" style:family="text">
      <style:text-properties officeooo:rsid="001bb077"/>
    </style:style>
    <style:style style:name="T21" style:family="text">
      <style:text-properties officeooo:rsid="001d2202"/>
    </style:style>
    <style:style style:name="T22" style:family="text">
      <style:text-properties officeooo:rsid="001e489a"/>
    </style:style>
    <style:style style:name="T23" style:family="text">
      <style:text-properties officeooo:rsid="001ef4c9"/>
    </style:style>
    <style:style style:name="T24" style:family="text">
      <style:text-properties officeooo:rsid="001f0055"/>
    </style:style>
    <style:style style:name="T25" style:family="text">
      <style:text-properties officeooo:rsid="0022ae0b"/>
    </style:style>
    <style:style style:name="T26" style:family="text">
      <style:text-properties officeooo:rsid="00256ec7"/>
    </style:style>
    <style:style style:name="T27" style:family="text">
      <style:text-properties officeooo:rsid="002b2350"/>
    </style:style>
    <style:style style:name="T28" style:family="text">
      <style:text-properties officeooo:rsid="002f07f6"/>
    </style:style>
    <style:style style:name="T29" style:family="text">
      <style:text-properties officeooo:rsid="0030b0e5"/>
    </style:style>
    <style:style style:name="T30" style:family="text">
      <style:text-properties officeooo:rsid="00321dd0"/>
    </style:style>
    <style:style style:name="T31" style:family="text">
      <style:text-properties officeooo:rsid="00333413"/>
    </style:style>
    <style:style style:name="T32" style:family="text">
      <style:text-properties officeooo:rsid="0033f2d9"/>
    </style:style>
    <style:style style:name="T33" style:family="text">
      <style:text-properties officeooo:rsid="00355493"/>
    </style:style>
    <style:style style:name="T34" style:family="text">
      <style:text-properties officeooo:rsid="00368316"/>
    </style:style>
    <style:style style:name="T35" style:family="text">
      <style:text-properties officeooo:rsid="00376679"/>
    </style:style>
    <style:style style:name="T36" style:family="text">
      <style:text-properties officeooo:rsid="003931c6"/>
    </style:style>
    <style:style style:name="T37" style:family="text">
      <style:text-properties officeooo:rsid="003bc544"/>
    </style:style>
    <style:style style:name="T38" style:family="text">
      <style:text-properties officeooo:rsid="003dc53f"/>
    </style:style>
    <style:style style:name="T39" style:family="text">
      <style:text-properties officeooo:rsid="003efd95"/>
    </style:style>
    <style:style style:name="T40" style:family="text">
      <style:text-properties officeooo:rsid="0040274b"/>
    </style:style>
    <style:style style:name="T41" style:family="text">
      <style:text-properties officeooo:rsid="00412c10"/>
    </style:style>
    <style:style style:name="T42" style:family="text">
      <style:text-properties officeooo:rsid="00428b92"/>
    </style:style>
    <style:style style:name="T43" style:family="text">
      <style:text-properties officeooo:rsid="004be34d"/>
    </style:style>
    <style:style style:name="T44" style:family="text">
      <style:text-properties officeooo:rsid="004deb9a"/>
    </style:style>
    <style:style style:name="T45" style:family="text">
      <style:text-properties officeooo:rsid="004faa64"/>
    </style:style>
    <style:style style:name="T46" style:family="text">
      <style:text-properties officeooo:rsid="005105a9"/>
    </style:style>
    <style:style style:name="T47" style:family="text">
      <style:text-properties officeooo:rsid="0052f913"/>
    </style:style>
    <style:style style:name="T48" style:family="text">
      <style:text-properties officeooo:rsid="0055c2c5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</text:span><text:span text:style-name="T43">Y</text:span><text:span text:style-name="T1">COMP </text:span>SYNTAX</text:p>
      <text:p text:style-name="Subtitle">Draft <text:span text:style-name="T14">#1</text:span></text:p>
      <text:p text:style-name="Standard"/>
      <text:p text:style-name="P16"><text:s text:c="2"/>Syntax of the p<text:span text:style-name="T43">y</text:span>comp source file. <text:span text:style-name="T4">Subject to change for now.</text:span> <text:s/><text:span text:style-name="T15">(</text:span><text:span text:style-name="T43">24/</text:span><text:span text:style-name="T15">jul/2025) </text:span><text:span text:style-name="T44">This </text:span><text:span text:style-name="T47">compiler is </text:span><text:span text:style-name="T44">a descendant of the p - compiler YACC project. The parser is modified from LALR to a no limits look-ahead, and re-implemented in pure python. </text:span><text:span text:style-name="T48">View comments for completion information.</text:span>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657_993556762" text:style-name="Index_20_Link" text:visited-style-name="Index_20_Link">Theory of operation:<text:tab/>3</text:a></text:p>
          <text:p text:style-name="P44"><text:a xlink:type="simple" xlink:href="#__RefHeading___Toc1438_4109188922" text:style-name="Index_20_Link" text:visited-style-name="Index_20_Link">Overall structure<text:tab/>3</text:a></text:p>
          <text:p text:style-name="P44"><text:a xlink:type="simple" xlink:href="#__RefHeading___Toc1563_791284443" text:style-name="Index_20_Link" text:visited-style-name="Index_20_Link">Quick Spec<text:tab/>3</text:a></text:p>
          <text:p text:style-name="P44"><text:a xlink:type="simple" xlink:href="#__RefHeading___Toc1440_4109188922" text:style-name="Index_20_Link" text:visited-style-name="Index_20_Link">Comments:<text:tab/>3</text:a></text:p>
          <text:p text:style-name="P44"><text:a xlink:type="simple" xlink:href="#__RefHeading___Toc1442_4109188922" text:style-name="Index_20_Link" text:visited-style-name="Index_20_Link">Doc comments:<text:tab/>3</text:a></text:p>
          <text:p text:style-name="P44"><text:a xlink:type="simple" xlink:href="#__RefHeading___Toc1444_4109188922" text:style-name="Index_20_Link" text:visited-style-name="Index_20_Link">Line continuation:<text:tab/>4</text:a></text:p>
          <text:p text:style-name="P44"><text:a xlink:type="simple" xlink:href="#__RefHeading___Toc1446_4109188922" text:style-name="Index_20_Link" text:visited-style-name="Index_20_Link">Platform statement(s):<text:tab/>4</text:a></text:p>
          <text:p text:style-name="P43"><text:a xlink:type="simple" xlink:href="#__RefHeading___Toc1448_4109188922" text:style-name="Index_20_Link" text:visited-style-name="Index_20_Link">Language Statements<text:tab/>4</text:a></text:p>
          <text:p text:style-name="P44"><text:a xlink:type="simple" xlink:href="#__RefHeading___Toc1543_791284443" text:style-name="Index_20_Link" text:visited-style-name="Index_20_Link">Import statement(s):<text:tab/>4</text:a></text:p>
          <text:p text:style-name="P44"><text:a xlink:type="simple" xlink:href="#__RefHeading___Toc1545_791284443" text:style-name="Index_20_Link" text:visited-style-name="Index_20_Link">Functions:<text:tab/>4</text:a></text:p>
          <text:p text:style-name="P44"><text:a xlink:type="simple" xlink:href="#__RefHeading___Toc1547_791284443" text:style-name="Index_20_Link" text:visited-style-name="Index_20_Link">Loop statement:<text:tab/>4</text:a></text:p>
          <text:p text:style-name="P44"><text:a xlink:type="simple" xlink:href="#__RefHeading___Toc1549_791284443" text:style-name="Index_20_Link" text:visited-style-name="Index_20_Link">Conditionals:<text:tab/>4</text:a></text:p>
          <text:p text:style-name="P44"><text:a xlink:type="simple" xlink:href="#__RefHeading___Toc1551_791284443" text:style-name="Index_20_Link" text:visited-style-name="Index_20_Link">Execution Transfer:<text:tab/>4</text:a></text:p>
          <text:p text:style-name="P44"><text:a xlink:type="simple" xlink:href="#__RefHeading___Toc1450_4109188922" text:style-name="Index_20_Link" text:visited-style-name="Index_20_Link">Label declaration:<text:tab/>4</text:a></text:p>
          <text:p text:style-name="P44"><text:a xlink:type="simple" xlink:href="#__RefHeading___Toc1553_791284443" text:style-name="Index_20_Link" text:visited-style-name="Index_20_Link">Data declarations:<text:tab/>4</text:a></text:p>
          <text:p text:style-name="P45"><text:a xlink:type="simple" xlink:href="#__RefHeading___Toc1452_4109188922" text:style-name="Index_20_Link" text:visited-style-name="Index_20_Link">Builtin Types:<text:tab/>5</text:a></text:p>
          <text:p text:style-name="P45"><text:a xlink:type="simple" xlink:href="#__RefHeading___Toc1454_4109188922" text:style-name="Index_20_Link" text:visited-style-name="Index_20_Link">Custom types:<text:tab/>5</text:a></text:p>
          <text:p text:style-name="P45"><text:a xlink:type="simple" xlink:href="#__RefHeading___Toc1456_4109188922" text:style-name="Index_20_Link" text:visited-style-name="Index_20_Link">Aggregates:<text:tab/>5</text:a></text:p>
          <text:p text:style-name="P45"><text:a xlink:type="simple" xlink:href="#__RefHeading___Toc1458_4109188922" text:style-name="Index_20_Link" text:visited-style-name="Index_20_Link">Data attributes:<text:tab/>5</text:a></text:p>
          <text:p text:style-name="P44"><text:a xlink:type="simple" xlink:href="#__RefHeading___Toc1462_4109188922" text:style-name="Index_20_Link" text:visited-style-name="Index_20_Link">Constant Strings:<text:tab/>5</text:a></text:p>
          <text:p text:style-name="P43"><text:a xlink:type="simple" xlink:href="#__RefHeading___Toc1466_4109188922" text:style-name="Index_20_Link" text:visited-style-name="Index_20_Link">Functions:<text:tab/>5</text:a></text:p>
          <text:p text:style-name="P43"><text:a xlink:type="simple" xlink:href="#__RefHeading___Toc1468_4109188922" text:style-name="Index_20_Link" text:visited-style-name="Index_20_Link">Allocations:<text:tab/>6</text:a></text:p>
          <text:p text:style-name="P44"><text:a xlink:type="simple" xlink:href="#__RefHeading___Toc1470_4109188922" text:style-name="Index_20_Link" text:visited-style-name="Index_20_Link">Exceptions:<text:tab/>6</text:a></text:p>
          <text:p text:style-name="P44"><text:a xlink:type="simple" xlink:href="#__RefHeading___Toc1472_4109188922" text:style-name="Index_20_Link" text:visited-style-name="Index_20_Link">Expressions:<text:tab/>6</text:a></text:p>
          <text:p text:style-name="P44"><text:a xlink:type="simple" xlink:href="#__RefHeading___Toc1474_4109188922" text:style-name="Index_20_Link" text:visited-style-name="Index_20_Link">Type conversions:<text:tab/>6</text:a></text:p>
          <text:p text:style-name="P44"><text:a xlink:type="simple" xlink:href="#__RefHeading___Toc1476_4109188922" text:style-name="Index_20_Link" text:visited-style-name="Index_20_Link">Grouping:<text:tab/>7</text:a></text:p>
          <text:p text:style-name="P44"><text:a xlink:type="simple" xlink:href="#__RefHeading___Toc1478_4109188922" text:style-name="Index_20_Link" text:visited-style-name="Index_20_Link">Unary operators:<text:tab/>7</text:a></text:p>
          <text:p text:style-name="P44"><text:a xlink:type="simple" xlink:href="#__RefHeading___Toc1480_4109188922" text:style-name="Index_20_Link" text:visited-style-name="Index_20_Link">Binary operators:<text:tab/>7</text:a></text:p>
          <text:p text:style-name="P44"><text:a xlink:type="simple" xlink:href="#__RefHeading___Toc1555_791284443" text:style-name="Index_20_Link" text:visited-style-name="Index_20_Link">Binary Logical operators:<text:tab/>7</text:a></text:p>
          <text:p text:style-name="P44"><text:a xlink:type="simple" xlink:href="#__RefHeading___Toc1486_4109188922" text:style-name="Index_20_Link" text:visited-style-name="Index_20_Link">Binary Bit wise operators:<text:tab/>7</text:a></text:p>
          <text:p text:style-name="P44"><text:a xlink:type="simple" xlink:href="#__RefHeading___Toc1488_4109188922" text:style-name="Index_20_Link" text:visited-style-name="Index_20_Link">Conditionals:<text:tab/>8</text:a></text:p>
          <text:p text:style-name="P45"><text:a xlink:type="simple" xlink:href="#__RefHeading___Toc1490_4109188922" text:style-name="Index_20_Link" text:visited-style-name="Index_20_Link">Assignments:<text:tab/>8</text:a></text:p>
          <text:p text:style-name="P45"><text:a xlink:type="simple" xlink:href="#__RefHeading___Toc1492_4109188922" text:style-name="Index_20_Link" text:visited-style-name="Index_20_Link">Conditional elements:<text:tab/>8</text:a></text:p>
          <text:p text:style-name="P45"><text:a xlink:type="simple" xlink:href="#__RefHeading___Toc1494_4109188922" text:style-name="Index_20_Link" text:visited-style-name="Index_20_Link">Looping statement:<text:tab/>8</text:a></text:p>
          <text:p text:style-name="P45"><text:a xlink:type="simple" xlink:href="#__RefHeading___Toc1496_4109188922" text:style-name="Index_20_Link" text:visited-style-name="Index_20_Link"><text:s/>Execution control:<text:tab/>8</text:a></text:p>
          <text:p text:style-name="P43"><text:soft-page-break/><text:a xlink:type="simple" xlink:href="#__RefHeading___Toc1500_4109188922" text:style-name="Index_20_Link" text:visited-style-name="Index_20_Link"><text:s/>Preprocessing:<text:tab/>9</text:a></text:p>
          <text:p text:style-name="P43"><text:a xlink:type="simple" xlink:href="#__RefHeading___Toc1532_1612502148" text:style-name="Index_20_Link" text:visited-style-name="Index_20_Link">Command line:<text:tab/>12</text:a></text:p>
          <text:p text:style-name="P44"><text:a xlink:type="simple" xlink:href="#__RefHeading___Toc1502_4109188922" text:style-name="Index_20_Link" text:visited-style-name="Index_20_Link">Comand line arguments:<text:tab/>12</text:a></text:p>
        </text:index-body>
      </text:table-of-content>
      <text:h text:style-name="P50" text:outline-level="3"/>
      <text:h text:style-name="P49" text:outline-level="3"><text:bookmark-start text:name="__RefHeading___Toc1657_993556762"/>Theory of operation:<text:bookmark-end text:name="__RefHeading___Toc1657_993556762"/></text:h>
      <text:p text:style-name="P42"><text:s text:c="2"/><text:span text:style-name="T44">The lexer unit creates an array of tokens. </text:span><text:span text:style-name="T45">The lexer has states for stings, </text:span><text:span text:style-name="T44">This </text:span><text:span text:style-name="T45">array </text:span><text:span text:style-name="T44">is scanned recursively for expressions. </text:span><text:span text:style-name="T45">The </text:span><text:span text:style-name="T46">highest priority / </text:span><text:span text:style-name="T45">first / longest matching expression is then evaluated.</text:span><text:span text:style-name="T45"><office:annotation loext:resolved="false"><dc:creator>Peter Glen</dc:creator><dc:date>2025-07-24T17:30:43.777997530</dc:date><meta:creator-initials>PG</meta:creator-initials><text:p text:style-name="P54"><text:span text:style-name="T49">Partially complete </text:span></text:p></office:annotation></text:span></text:p>
      <text:h text:style-name="Heading_20_3" text:outline-level="3"><text:bookmark-start text:name="__RefHeading___Toc1438_4109188922"/>Overall structure:<text:bookmark-end text:name="__RefHeading___Toc1438_4109188922"/></text:h>
      <text:p text:style-name="P41">PCOMP is a low – <text:span text:style-name="T48">mid – high </text:span>level compiler aiming for multi platform deployment, without the baggage of legacy systems. It inherits a significant portion of ideas from assembly, ‘C’ and python while generating extremely fast assembler / machine code.</text:p>
      <text:h text:style-name="Heading_20_3" text:outline-level="3"><text:bookmark-start text:name="__RefHeading___Toc1563_791284443"/>Quick Spec:<text:bookmark-end text:name="__RefHeading___Toc1563_791284443"/></text:h>
      <text:p text:style-name="P16"><text:span text:style-name="T6">Quick</text:span><text:span text:style-name="T5"> Spec </text:span><text:span text:style-name="T6">Notation:</text:span><text:span text:style-name="T5"> SP=white space NL=newline |=alternate <text:s/>...=more items *</text:span><text:span text:style-name="T7">=any characters</text:span></text:p>
      <text:p text:style-name="P16"><text:span text:style-name="T16">A ‘pcomp’ program is consists o</text:span>ne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6"><text:span text:style-name="T16">Quick</text:span> Spec </text:p>
          </table:table-cell>
          <table:table-cell table:style-name="Table1.C1" office:value-type="string">
            <text:p text:style-name="P5">Example<text:span text:style-name="T17">(s)</text:span>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3">%.*<text:span text:style-name="T17">NL</text:span></text:p>
          </table:table-cell>
          <table:table-cell table:style-name="Table1.C2" office:value-type="string">
            <text:p text:style-name="P9">%define</text:p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P17">str</text:p>
          </table:table-cell>
          <table:table-cell table:style-name="Table1.C2" office:value-type="string">
            <text:p text:style-name="P17">x86_64</text:p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P17">%import filename</text:p>
          </table:table-cell>
          <table:table-cell table:style-name="Table1.C2" office:value-type="string">
            <text:p text:style-name="P17">%import filename</text:p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P17">tbd</text:p>
          </table:table-cell>
          <table:table-cell table:style-name="Table1.C2" office:value-type="string">
            <text:p text:style-name="P18">tbd</text:p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P9">#*NL | // *</text:p>
          </table:table-cell>
          <table:table-cell table:style-name="Table1.C2" office:value-type="string">
            <text:p text:style-name="P9"># Hello comment</text:p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P9">## | ///</text:p>
          </table:table-cell>
          <table:table-cell table:style-name="Table1.C2" office:value-type="string">
            <text:p text:style-name="P9">## Doc comment</text:p>
          </table:table-cell>
        </table:table-row>
        <table:table-row>
          <table:table-cell table:style-name="Table1.A2" office:value-type="string">
            <text:p text:style-name="P4"><text:s text:c="8"/><text:span text:style-name="T4">type</text:span> declaration(s)</text:p>
          </table:table-cell>
          <table:table-cell table:style-name="Table1.B2" office:value-type="string">
            <text:p text:style-name="P9"><text:span text:style-name="T17">t</text:span>ype <text:span text:style-name="T17">varname {</text:span>vardecl .. <text:span text:style-name="T17">}</text:span></text:p>
          </table:table-cell>
          <table:table-cell table:style-name="Table1.C2" office:value-type="string">
            <text:p text:style-name="P17">Type {aa:bb cc:dd=12 }</text:p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P9"><text:span text:style-name="T17">t</text:span>ype : var <text:span text:style-name="T17">= init</text:span></text:p>
          </table:table-cell>
          <table:table-cell table:style-name="Table1.C2" office:value-type="string">
            <text:p text:style-name="P17">U32 : var = 1234</text:p>
          </table:table-cell>
        </table:table-row>
        <table:table-row>
          <table:table-cell table:style-name="Table1.A2" office:value-type="string">
            <text:p text:style-name="P4"><text:s text:c="8"/>assignments </text:p>
          </table:table-cell>
          <table:table-cell table:style-name="Table1.B2" office:value-type="string">
            <text:p text:style-name="P9"><text:span text:style-name="T17">v</text:span>ar = expr</text:p>
          </table:table-cell>
          <table:table-cell table:style-name="Table1.C2" office:value-type="string">
            <text:p text:style-name="P17">var = qwerty</text:p>
          </table:table-cell>
        </table:table-row>
        <table:table-row>
          <table:table-cell table:style-name="Table1.A2" office:value-type="string">
            <text:p text:style-name="P4"><text:s text:c="8"/>arithmetic statements</text:p>
          </table:table-cell>
          <table:table-cell table:style-name="Table1.B2" office:value-type="string">
            <text:p text:style-name="P9">var=val<text:span text:style-name="T18">1+val2</text:span></text:p>
          </table:table-cell>
          <table:table-cell table:style-name="Table1.C2" office:value-type="string">
            <text:p text:style-name="P18">Var = 23 + 45 * 5</text:p>
          </table:table-cell>
        </table:table-row>
        <table:table-row>
          <table:table-cell table:style-name="Table1.A2" office:value-type="string">
            <text:p text:style-name="P9">fargs</text:p>
          </table:table-cell>
          <table:table-cell table:style-name="Table1.B2" office:value-type="string">
            <text:p text:style-name="P9"><text:span text:style-name="T17">( argd</text:span>ecl … <text:span text:style-name="T17">)</text:span></text:p>
          </table:table-cell>
          <table:table-cell table:style-name="Table1.C2" office:value-type="string">
            <text:p text:style-name="P18">( u32:aa=1 u16:bb=1 )</text:p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P9"><text:span text:style-name="T17">func</text:span> (fargs) { statements } </text:p>
          </table:table-cell>
          <table:table-cell table:style-name="Table1.C2" office:value-type="string">
            <text:p text:style-name="P17">Func ( aa:bb ) {aa=cc bb=dd }</text:p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P9"><text:span text:style-name="T17">F</text:span>unc() <text:span text:style-name="T17">| func(aa)</text:span></text:p>
          </table:table-cell>
          <table:table-cell table:style-name="Table1.C2" office:value-type="string">
            <text:p text:style-name="P17">var <text:s/>= func (bb) </text:p>
          </table:table-cell>
        </table:table-row>
      </table:table>
      <text:p text:style-name="Standard"/>
      <text:h text:style-name="Heading_20_3" text:outline-level="3"><text:bookmark-start text:name="__RefHeading___Toc1440_4109188922"/>Comments:<text:bookmark-end text:name="__RefHeading___Toc1440_4109188922"/></text:h>
      <text:p text:style-name="Standard"/>
      <text:p text:style-name="P19"><text:s text:c="8"/><text:span text:style-name="T19">from </text:span># <text:span text:style-name="T8">to the end of line </text:span></text:p>
      <text:p text:style-name="Standard"><text:s text:c="8"/>from // to end of line</text:p>
      <text:p text:style-name="Standard"><text:s text:c="8"/>between <text:s text:c="3"/>/* 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2_4109188922"/>Doc comments:<text:bookmark-end text:name="__RefHeading___Toc1442_4109188922"/></text:h>
      <text:p text:style-name="Standard"/>
      <text:p text:style-name="Standard"><text:s text:c="8"/>from <text:s text:c="3"/>## to the end of line</text:p>
      <text:p text:style-name="Standard"><text:soft-page-break/><text:s text:c="8"/>from <text:s text:c="3"/>/// to end of line</text:p>
      <text:p text:style-name="P20"><text:s text:c="8"/>between /** <text:s/>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4_4109188922"/>Line continuation:<text:bookmark-end text:name="__RefHeading___Toc1444_4109188922"/></text:h>
      <text:p text:style-name="Standard"/>
      <text:p text:style-name="Standard"><text:s text:c="4"/>Lines are continued on the next line if backslash is at the end.</text:p>
      <text:p text:style-name="Standard"><text:span text:style-name="T2"><text:tab/></text:span><text:span text:style-name="T3">(</text:span> Trailing spaces are discarded ?<text:span text:style-name="T20">)</text:span></text:p>
      <text:p text:style-name="Standard"/>
      <text:h text:style-name="Heading_20_3" text:outline-level="3"><text:bookmark-start text:name="__RefHeading___Toc1446_4109188922"/>Platform statement(s):<text:bookmark-end text:name="__RefHeading___Toc1446_4109188922"/></text:h>
      <text:p text:style-name="Standard"/>
      <text:p text:style-name="P20"><text:s text:c="4"/>platform_name <text:s/>native / cross</text:p>
      <text:p text:style-name="P20"/>
      <text:p text:style-name="P20">The generated code <text:span text:style-name="T20">is x86_64 native by default.</text:span></text:p>
      <text:p text:style-name="Standard"><text:s text:c="4"/></text:p>
      <text:h text:style-name="Heading_20_2" text:outline-level="2"><text:bookmark-start text:name="__RefHeading___Toc1448_4109188922"/>Language Statements<text:bookmark-end text:name="__RefHeading___Toc1448_4109188922"/></text:h>
      <text:h text:style-name="Heading_20_3" text:outline-level="3"><text:bookmark-start text:name="__RefHeading___Toc1543_791284443"/>Import statement(s):<text:bookmark-end text:name="__RefHeading___Toc1543_791284443"/></text:h>
      <text:p text:style-name="Standard"/>
      <text:p text:style-name="Standard"><text:s text:c="4"/>Import interface from source file or interface file. %<text:span text:style-name="T20">import </text:span></text:p>
      <text:h text:style-name="Heading_20_3" text:outline-level="3"><text:bookmark-start text:name="__RefHeading___Toc1545_791284443"/>Functions:<text:bookmark-end text:name="__RefHeading___Toc1545_791284443"/></text:h>
      <text:p text:style-name="P26">Func ( arguments) { function body return statement )</text:p>
      <text:h text:style-name="Heading_20_3" text:outline-level="3"><text:bookmark-start text:name="__RefHeading___Toc1547_791284443"/>Loop statement: <text:bookmark-end text:name="__RefHeading___Toc1547_791284443"/></text:h>
      <text:p text:style-name="P23">The loop is a construct that loops forever. Terminating the loop can be done by the break condition.</text:p>
      <text:p text:style-name="P23"/>
      <text:p text:style-name="P23">Syntax: loop {loop_body}</text:p>
      <text:h text:style-name="Heading_20_3" text:outline-level="3"><text:bookmark-start text:name="__RefHeading___Toc1549_791284443"/>Conditionals:<text:bookmark-end text:name="__RefHeading___Toc1549_791284443"/></text:h>
      <text:p text:style-name="P24">Syntax: <text:s text:c="3"/>if (condition) {if_body} elif (condition) {elif_body} else {else_body}</text:p>
      <text:h text:style-name="P46" text:outline-level="3"><text:bookmark-start text:name="__RefHeading___Toc1551_791284443"/><text:span text:style-name="T27">Execution Transfer</text:span>:<text:bookmark-end text:name="__RefHeading___Toc1551_791284443"/></text:h>
      <text:p text:style-name="P25">Call function_name(args)</text:p>
      <text:p text:style-name="P25">goto <text:s text:c="2"/>: label <text:span text:style-name="T28">s</text:span>:</text:p>
      <text:h text:style-name="Heading_20_3" text:outline-level="3"><text:bookmark-start text:name="__RefHeading___Toc1450_4109188922"/>Label declaration:<text:bookmark-end text:name="__RefHeading___Toc1450_4109188922"/></text:h>
      <text:p text:style-name="Standard">: <text:span text:style-name="T27">label_name</text:span></text:p>
      <text:h text:style-name="P46" text:outline-level="3"><text:bookmark-start text:name="__RefHeading___Toc1553_791284443"/>Data declarations:<text:bookmark-end text:name="__RefHeading___Toc1553_791284443"/></text:h>
      <text:p text:style-name="P10"><text:s text:c="4"/>type<text:span text:style-name="T9">name</text:span>:varname=initval;</text:p>
      <text:p text:style-name="P10"><text:s text:c="4"/>type<text:span text:style-name="T9">name</text:span>:varname</text:p>
      <text:p text:style-name="P10"><text:s text:c="4"/></text:p>
      <text:h text:style-name="Heading_20_4" text:outline-level="4"><text:bookmark-start text:name="__RefHeading___Toc1452_4109188922"/><text:soft-page-break/><text:span text:style-name="T20">Builtin T</text:span>ypes:<text:bookmark-end text:name="__RefHeading___Toc1452_4109188922"/></text:h>
      <text:p text:style-name="Standard"><text:tab/>u8 u16 u32 u64 <text:s text:c="9"/><text:tab/>Unsigned integers</text:p>
      <text:p text:style-name="Standard"><text:s text:c="4"/><text:tab/>s8 s16 s32 <text:s/>s64 <text:s text:c="7"/><text:tab/>Signed integers</text:p>
      <text:p text:style-name="Standard"><text:s text:c="4"/><text:tab/>single double quad <text:s text:c="3"/><text:tab/>Floating point types</text:p>
      <text:p text:style-name="P39"><text:tab/><text:span text:style-name="T41">functions<text:tab/></text:span></text:p>
      <text:p text:style-name="P52"><text:tab/>pointer <text:tab/><text:tab/>pointer to variables<text:tab/><text:tab/></text:p>
      <text:h text:style-name="Heading_20_4" text:outline-level="4"><text:bookmark-start text:name="__RefHeading___Toc1454_4109188922"/>Custom types:<text:bookmark-end text:name="__RefHeading___Toc1454_4109188922"/></text:h>
      <text:p text:style-name="P12"><text:s text:c="3"/>type <text:span text:style-name="T10">type_name </text:span><text:span text:style-name="T11">{ </text:span><text:span text:style-name="T42">other_</text:span><text:span text:style-name="T11">type_name:</text:span>var_name1 .... <text:span text:style-name="T11">}</text:span></text:p>
      <text:p text:style-name="P11"><text:s text:c="3"/></text:p>
      <text:h text:style-name="P51" text:outline-level="4"><text:bookmark-start text:name="__RefHeading___Toc1456_4109188922"/>Aggregates:<text:bookmark-end text:name="__RefHeading___Toc1456_4109188922"/></text:h>
      <text:p text:style-name="P7"><text:s text:c="3"/><text:span text:style-name="T12">type_name : var_name = val </text:span></text:p>
      <text:h text:style-name="Heading_20_4" text:outline-level="4" text:is-list-header="true"><text:bookmark-start text:name="__RefHeading___Toc1458_4109188922"/>Data attributes:<text:bookmark-end text:name="__RefHeading___Toc1458_4109188922"/></text:h>
      <text:p text:style-name="P40"><text:s text:c="4"/><text:tab/>constant </text:p>
      <text:p text:style-name="P40"><text:tab/>volatile </text:p>
      <text:p text:style-name="P40"><text:tab/>static </text:p>
      <text:p text:style-name="P40"><text:tab/>external </text:p>
      <text:h text:style-name="Heading_20_3" text:outline-level="3"><text:bookmark-start text:name="__RefHeading___Toc1462_4109188922"/>Constant Strings:<text:bookmark-end text:name="__RefHeading___Toc1462_4109188922"/></text:h>
      <text:p text:style-name="Standard"><text:s text:c="6"/>Between " and " <text:span text:style-name="T20">and / </text:span>or between ' and ' <text:span text:style-name="T26">characters</text:span>; <text:span text:style-name="T26">This allows escape free quoting within a string. For example: “hello ‘quoted’ world” or ‘hello “quoted” world’</text:span></text:p>
      <text:p text:style-name="Standard"/>
      <text:p text:style-name="Standard"><text:s text:c="6"/>Escape characters:</text:p>
      <text:p text:style-name="Standard"/>
      <text:p text:style-name="P22"><text:s text:c="8"/><text:tab/>\" \' </text:p>
      <text:p text:style-name="P22"><text:span text:style-name="T25"><text:tab/>\</text:span>r \n \a \t \b \v \f \e </text:p>
      <text:p text:style-name="P22"><text:tab/>\? \\ </text:p>
      <text:p text:style-name="Standard"/>
      <text:p text:style-name="Standard"><text:s text:c="8"/>\xXX \uUUUU</text:p>
      <text:p text:style-name="Standard"><text:s text:c="8"/>hex <text:s text:c="3"/>unicode</text:p>
      <text:h text:style-name="Heading_20_2" text:outline-level="2"><text:bookmark-start text:name="__RefHeading___Toc1466_4109188922"/>Functions:<text:bookmark-end text:name="__RefHeading___Toc1466_4109188922"/></text:h>
      <text:p text:style-name="P38"><text:s text:c="4"/>func funcname () { <text:span text:style-name="T13">func</text:span><text:span text:style-name="T40">tion </text:span><text:span text:style-name="T13">body</text:span> }</text:p>
      <text:p text:style-name="P38"><text:s text:c="4"/>func funcname ( arg_declarelist ) { <text:span text:style-name="T13">func</text:span><text:span text:style-name="T40">tion </text:span><text:span text:style-name="T13">body</text:span> }</text:p>
      <text:p text:style-name="Standard"/>
      <text:p text:style-name="Standard"><text:s text:c="8"/>arg_declerelist:</text:p>
      <text:p text:style-name="Standard"><text:s text:c="12"/>type1:var=init <text:s/>…</text:p>
      <text:p text:style-name="Standard"/>
      <text:p text:style-name="Standard"><text:s text:c="7"/><text:span text:style-name="T13">func</text:span><text:span text:style-name="T40">tion </text:span><text:span text:style-name="T13">body:</text:span></text:p>
      <text:p text:style-name="P38"><text:tab/><text:tab/>enter { <text:span text:style-name="T38">statements</text:span> }</text:p>
      <text:p text:style-name="P38"><text:s text:c="8"/><text:tab/><text:tab/>leave { <text:span text:style-name="T38">statements</text:span> }</text:p>
      <text:p text:style-name="P38"><text:s text:c="8"/><text:tab/><text:tab/><text:span text:style-name="T20">any valid statement</text:span></text:p>
      <text:p text:style-name="Standard"><text:tab/><text:tab/><text:span text:style-name="T20">return retval</text:span></text:p>
      <text:p text:style-name="Standard"/>
      <text:p text:style-name="Standard"><text:s text:c="8"/>// ?? TODO ??</text:p>
      <text:p text:style-name="Standard"><text:soft-page-break/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<text:span text:style-name="T21">Global s</text:span> are allocated and initialized, uninitialized vars are zeroed</text:p>
      <text:p text:style-name="Standard"><text:s text:c="8"/><text:span text:style-name="T21">Lo</text:span>cal variables are assigned on the stack</text:p>
      <text:p text:style-name="Standard"><text:s text:c="8"/><text:span text:style-name="T21">E</text:span>xpression temporaries are on the stack</text:p>
      <text:p text:style-name="Standard"/>
      <text:p text:style-name="P21"><text:s text:c="8"/><text:tab/>Return value is delivered in rax. <text:s/>(al, eax, rax); </text:p>
      <text:p text:style-name="P21"><text:tab/>If the <text:s/>function does not specify a return a value, zero is returned.</text:p>
      <text:p text:style-name="Standard"/>
      <text:p text:style-name="Standard"><text:s text:c="8"/><text:tab/>Because the function calls do not change the stack, functions ca<text:span text:style-name="T22">n </text:span>be called without a prototype. <text:tab/>The function itself is responsible to restore the stack allocated during execution.</text:p>
      <text:p text:style-name="Standard"/>
      <text:p text:style-name="Standard"><text:s text:c="4"/><text:tab/><text:span text:style-name="T22">func </text:span>funcname ( arg declarelist ) { funcbody }</text:p>
      <text:p text:style-name="Standard"/>
      <text:h text:style-name="Heading_20_2" text:outline-level="2"><text:bookmark-start text:name="__RefHeading___Toc1468_4109188922"/>Allocations:<text:bookmark-end text:name="__RefHeading___Toc1468_4109188922"/></text:h>
      <text:p text:style-name="Standard"/>
      <text:p text:style-name="Standard"><text:s text:c="8"/>Memory is allocated <text:span text:style-name="T23">from</text:span> the free store. <text:span text:style-name="T24">(</text:span> initialized or uninitialized <text:span text:style-name="T24">)</text:span></text:p>
      <text:p text:style-name="Standard"/>
      <text:h text:style-name="Heading_20_3" text:outline-level="3"><text:bookmark-start text:name="__RefHeading___Toc1470_4109188922"/>Exceptions:<text:bookmark-end text:name="__RefHeading___Toc1470_4109188922"/></text:h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bookmark-start text:name="__RefHeading___Toc1472_4109188922"/>Expressions:<text:bookmark-end text:name="__RefHeading___Toc1472_4109188922"/>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dence follows industrial conventions.</text:p>
      <text:p text:style-name="Standard"><text:s text:c="8"/>The operators are obeying the signed / unsigned interpretation</text:p>
      <text:p text:style-name="Standard"><text:s text:c="8"/>of variables, in case the operator sign nesses are in conflict,</text:p>
      <text:p text:style-name="Standard"><text:s text:c="8"/>the compiler reports an error.</text:p>
      <text:p text:style-name="Standard"/>
      <text:h text:style-name="Heading_20_3" text:outline-level="3"><text:bookmark-start text:name="__RefHeading___Toc1474_4109188922"/>Type conversions:<text:bookmark-end text:name="__RefHeading___Toc1474_4109188922"/></text:h>
      <text:p text:style-name="Standard"/>
      <text:p text:style-name="Standard"><text:soft-page-break/><text:s text:c="8"/>Casting not required upwards, to larger storage size. Size promotion</text:p>
      <text:p text:style-name="Standard"><text:s text:c="8"/>is automatic.</text:p>
      <text:p text:style-name="Standard"/>
      <text:p text:style-name="Standard"><text:s text:c="8"/>(type) <text:s text:c="3"/>cast to type</text:p>
      <text:p text:style-name="Standard"/>
      <text:h text:style-name="Heading_20_3" text:outline-level="3"><text:bookmark-start text:name="__RefHeading___Toc1476_4109188922"/>Grouping:<text:bookmark-end text:name="__RefHeading___Toc1476_4109188922"/></text:h>
      <text:p text:style-name="Standard"/>
      <text:p text:style-name="Standard"><text:s text:c="8"/>( .. ) <text:s text:c="3"/>give precedence to expression in braces</text:p>
      <text:p text:style-name="Standard"/>
      <text:h text:style-name="Heading_20_3" text:outline-level="3"><text:bookmark-start text:name="__RefHeading___Toc1478_4109188922"/>Unary <text:span text:style-name="T27">operators</text:span>:<text:bookmark-end text:name="__RefHeading___Toc1478_4109188922"/></text:h>
      <text:p text:style-name="Standard"/>
      <text:p text:style-name="Standard"><text:s text:c="8"/><text:tab/>!<text:tab/> <text:s text:c="7"/><text:tab/><text:span text:style-name="T35">N</text:span>ot bit-wise</text:p>
      <text:p text:style-name="Standard"><text:s text:c="9"/><text:tab/>!! <text:s text:c="7"/><text:tab/><text:tab/><text:span text:style-name="T35">N</text:span>ot logical</text:p>
      <text:p text:style-name="Standard"><text:s text:c="8"/><text:tab/>&amp; <text:s text:c="9"/><text:tab/><text:span text:style-name="T35">A</text:span>ddress of</text:p>
      <text:p text:style-name="Standard"><text:s text:c="8"/><text:tab/>*<text:tab/> <text:s text:c="7"/><text:tab/><text:span text:style-name="T35">Deference</text:span> of</text:p>
      <text:p text:style-name="Standard"><text:s text:c="8"/><text:tab/>- <text:s text:c="9"/><text:tab/><text:tab/><text:span text:style-name="T35">U</text:span>nary minus</text:p>
      <text:p text:style-name="Standard"><text:s text:c="8"/><text:tab/>^ <text:s text:c="9"/><text:tab/><text:span text:style-name="T35">P</text:span>ower of</text:p>
      <text:p text:style-name="Standard"><text:s text:c="8"/><text:tab/>++ <text:s text:c="7"/><text:tab/><text:span text:style-name="T35">I</text:span>ncrement (?? pre only)</text:p>
      <text:p text:style-name="Standard"><text:s text:c="8"/><text:tab/>-- <text:s text:c="7"/><text:tab/><text:tab/><text:span text:style-name="T35">Decrement</text:span> (?? pre only)</text:p>
      <text:h text:style-name="Heading_20_3" text:outline-level="3"><text:bookmark-start text:name="__RefHeading___Toc1480_4109188922"/>Binary <text:span text:style-name="T27">operators</text:span>:<text:bookmark-end text:name="__RefHeading___Toc1480_4109188922"/></text:h>
      <text:p text:style-name="Standard"/>
      <text:p text:style-name="Standard"><text:s text:c="8"/><text:tab/>* <text:s text:c="7"/><text:tab/><text:tab/>multiply</text:p>
      <text:p text:style-name="Standard"><text:s text:c="8"/><text:tab/>/ <text:s text:c="8"/><text:tab/><text:tab/>divide</text:p>
      <text:p text:style-name="Standard"><text:s text:c="8"/><text:tab/>/% <text:s/><text:tab/><text:tab/>int divide</text:p>
      <text:p text:style-name="Standard"><text:s text:c="8"/><text:tab/>% <text:s text:c="5"/><text:tab/><text:tab/>modulus</text:p>
      <text:p text:style-name="Standard"><text:s text:c="8"/><text:tab/>+ <text:s text:c="5"/><text:tab/><text:tab/>addition</text:p>
      <text:p text:style-name="P34"><text:s text:c="8"/><text:tab/>- <text:s text:c="6"/><text:tab/><text:tab/>subtra<text:span text:style-name="T34">c</text:span>tion</text:p>
      <text:h text:style-name="P47" text:outline-level="3"><text:bookmark-start text:name="__RefHeading___Toc1555_791284443"/><text:span text:style-name="T32">Binary </text:span>Logic<text:span text:style-name="T32">al</text:span> operators:<text:bookmark-end text:name="__RefHeading___Toc1555_791284443"/></text:h>
      <text:p text:style-name="P30"><text:s/><text:tab/>&amp;&amp;<text:tab/><text:tab/><text:span text:style-name="T31">And</text:span></text:p>
      <text:p text:style-name="P30"><text:tab/>| |<text:tab/><text:tab/><text:span text:style-name="T31">OR</text:span></text:p>
      <text:p text:style-name="P30"><text:tab/><text:span text:style-name="T31">^^<text:tab/><text:tab/></text:span><text:span text:style-name="T32">XOR</text:span></text:p>
      <text:h text:style-name="P48" text:outline-level="3"><text:bookmark-start text:name="__RefHeading___Toc1486_4109188922"/>Binary <text:span text:style-name="T33">B</text:span>it wise operators:<text:bookmark-end text:name="__RefHeading___Toc1486_4109188922"/></text:h>
      <text:p text:style-name="P31"/>
      <text:p text:style-name="Standard"><text:s text:c="5"/><text:tab/>&amp; <text:s text:c="6"/><text:tab/><text:tab/><text:span text:style-name="T33">Bit wise A</text:span>nd</text:p>
      <text:p text:style-name="P33"><text:s text:c="8"/><text:tab/>| <text:s text:c="6"/><text:tab/><text:tab/><text:span text:style-name="T33">Bit wise O</text:span>r</text:p>
      <text:p text:style-name="P33"><text:s text:c="8"/><text:tab/>^ <text:s text:c="6"/><text:tab/><text:tab/><text:span text:style-name="T33">Bit wise X</text:span>or</text:p>
      <text:p text:style-name="P33"><text:s text:c="8"/><text:tab/>&gt;&gt; <text:s text:c="4"/><text:tab/><text:tab/><text:span text:style-name="T33">Bit wise </text:span><text:span text:style-name="T36">S</text:span>hift right</text:p>
      <text:p text:style-name="P33"><text:s text:c="8"/><text:tab/>&lt;&lt; <text:s text:c="4"/><text:tab/><text:tab/><text:span text:style-name="T33">Bit wise </text:span><text:span text:style-name="T36">S</text:span>hift left</text:p>
      <text:p text:style-name="Standard"/>
      <text:p text:style-name="P33"><text:s text:c="8"/><text:tab/>&lt;&lt;&lt; <text:s/><text:tab/><text:tab/><text:span text:style-name="T33">Bit wise </text:span><text:span text:style-name="T36">R</text:span>otate left</text:p>
      <text:p text:style-name="P33"><text:s text:c="8"/><text:tab/>&gt;&gt;&gt; <text:s/><text:tab/><text:tab/><text:span text:style-name="T33">Bit wise </text:span><text:span text:style-name="T36">R</text:span>otate right</text:p>
      <text:h text:style-name="Heading_20_3" text:outline-level="3"><text:bookmark-start text:name="__RefHeading___Toc1488_4109188922"/><text:soft-page-break/>Conditionals:<text:bookmark-end text:name="__RefHeading___Toc1488_4109188922"/></text:h>
      <text:p text:style-name="Standard"/>
      <text:p text:style-name="Standard"><text:s text:c="8"/>&gt; <text:s text:c="5"/><text:tab/>larger <text:s/><text:span text:style-name="T29">greater </text:span>(left larger then right)</text:p>
      <text:p text:style-name="Standard"><text:s text:c="8"/>&lt; <text:s text:c="7"/><text:tab/>smaller <text:span text:style-name="T29">less</text:span></text:p>
      <text:p text:style-name="Standard"><text:s text:c="8"/>&gt;= <text:s text:c="6"/><text:tab/>larger <text:span text:style-name="T29">(greater) or </text:span>equal</text:p>
      <text:p text:style-name="Standard"><text:s text:c="8"/>&lt;= <text:s text:c="6"/><text:tab/>smaller <text:span text:style-name="T29">(less) then or </text:span>equal</text:p>
      <text:p text:style-name="P32"><text:s text:c="8"/>== <text:s text:c="6"/><text:tab/>equal</text:p>
      <text:p text:style-name="P32"><text:s text:c="8"/><text:span text:style-name="T30">=</text:span>== <text:s text:c="6"/><text:tab/><text:span text:style-name="T30">identical</text:span></text:p>
      <text:p text:style-name="P32"><text:s text:c="8"/>!= <text:s text:c="7"/><text:tab/>not equal</text:p>
      <text:h text:style-name="Heading_20_4" text:outline-level="4"><text:bookmark-start text:name="__RefHeading___Toc1490_4109188922"/>Assignments:<text:bookmark-end text:name="__RefHeading___Toc1490_4109188922"/>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 text:c="8"/></text:p>
      <text:h text:style-name="Heading_20_4" text:outline-level="4"><text:bookmark-start text:name="__RefHeading___Toc1492_4109188922"/>Conditional elements:<text:bookmark-end text:name="__RefHeading___Toc1492_4109188922"/></text:h>
      <text:p text:style-name="Standard"/>
      <text:p text:style-name="Standard"><text:s text:c="4"/>If( condition<text:span text:style-name="T38">1 </text:span>)</text:p>
      <text:p text:style-name="Standard"><text:s text:c="8"/>{</text:p>
      <text:p text:style-name="Standard"><text:s text:c="8"/>}</text:p>
      <text:p text:style-name="Standard"><text:s text:c="4"/>elseif( condition2 )</text:p>
      <text:p text:style-name="Standard"><text:s text:c="8"/>{</text:p>
      <text:p text:style-name="Standard"><text:s text:c="8"/>}</text:p>
      <text:p text:style-name="Standard"><text:s text:c="4"/>else</text:p>
      <text:p text:style-name="Standard"><text:s text:c="8"/>{</text:p>
      <text:p text:style-name="Standard"><text:s text:c="8"/>}</text:p>
      <text:h text:style-name="Heading_20_4" text:outline-level="4"><text:bookmark-start text:name="__RefHeading___Toc1494_4109188922"/>Looping <text:span text:style-name="T39">statement:</text:span><text:bookmark-end text:name="__RefHeading___Toc1494_4109188922"/></text:h>
      <text:p text:style-name="P37"><text:s text:c="2"/>Looping creates an infinite loop, and break conditions need to be tested. Enter</text:p>
      <text:p text:style-name="P37"><text:s text:c="2"/>clause executes on entry; leave clause executes on exit;</text:p>
      <text:p text:style-name="P37"/>
      <text:p text:style-name="Standard"><text:s text:c="5"/>loop</text:p>
      <text:p text:style-name="Standard"><text:s text:c="9"/>{</text:p>
      <text:p text:style-name="Standard"><text:s text:c="8"/><text:span text:style-name="T38">statements</text:span>;</text:p>
      <text:p text:style-name="P37"><text:s text:c="8"/>enter { <text:span text:style-name="T38">statements</text:span> }</text:p>
      <text:p text:style-name="P37"><text:s text:c="8"/>leave { <text:span text:style-name="T38">statements</text:span> }</text:p>
      <text:p text:style-name="Standard"><text:s text:c="8"/></text:p>
      <text:p text:style-name="Standard"><text:s text:c="9"/>if ( condition )</text:p>
      <text:p text:style-name="Standard"><text:s text:c="13"/>break level;</text:p>
      <text:p text:style-name="Standard"/>
      <text:p text:style-name="Standard"><text:s text:c="8"/>if ( condition2)</text:p>
      <text:p text:style-name="Standard"><text:s text:c="12"/>continue;</text:p>
      <text:p text:style-name="Standard"><text:s text:c="9"/>}</text:p>
      <text:p text:style-name="Standard"/>
      <text:h text:style-name="Heading_20_4" text:outline-level="4"><text:bookmark-start text:name="__RefHeading___Toc1496_4109188922"/><text:s/>Execution control:<text:bookmark-end text:name="__RefHeading___Toc1496_4109188922"/></text:h>
      <text:p text:style-name="Standard"/>
      <text:p text:style-name="Standard"><text:soft-page-break/><text:s text:c="2"/>The goto statement transfers control to the label. Intra function goto only; <text:span text:style-name="T37">(jump within the current function only)</text:span></text:p>
      <text:p text:style-name="Standard"/>
      <text:p text:style-name="P35">Example:</text:p>
      <text:p text:style-name="P35"/>
      <text:p text:style-name="Standard"><text:s text:c="4"/>goto label</text:p>
      <text:p text:style-name="P36"/>
      <text:p text:style-name="P36">:label:</text:p>
      <text:p text:style-name="P36"><text:s text:c="4"/></text:p>
      <text:p text:style-name="Standard">Additional language features:</text:p>
      <text:p text:style-name="Standard"/>
      <text:p text:style-name="Standard"><text:s text:c="4"/>No duplicate definitions of variables are permitted. This is to prevent local variables overriding global variables, a common source of errors in traditional languages. Variables and functions share the same name space, so no conflicting vars and func<text:span text:style-name="T37">tion</text:span> names are allowed either.</text:p>
      <text:p text:style-name="Standard"/>
      <text:p text:style-name="Standard"><text:s text:c="5"/>No nested functions.</text:p>
      <text:p text:style-name="Standard"/>
      <text:h text:style-name="Heading_20_2" text:outline-level="2"><text:bookmark-start text:name="__RefHeading___Toc1500_4109188922"/><text:s/>Preprocessing:<text:bookmark-end text:name="__RefHeading___Toc1500_4109188922"/></text:h>
      <text:p text:style-name="Standard"/>
      <text:p text:style-name="Standard"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/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8"/>Data types: <text:s text:c="9"/>Example</text:p>
      <text:p text:style-name="Standard"><text:soft-page-break/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 text:c="4"/>preprocess</text:p>
      <text:p text:style-name="Standard"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 text:c="4"/>## pcomp - parallel compiler</text:p>
      <text:p text:style-name="Standard"/>
      <text:p text:style-name="Standard"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/>
      <text:p text:style-name="Standard"><text:s/>Exceptions:</text:p>
      <text:p text:style-name="Standard"><text:soft-page-break/></text:p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 text:c="8"/>introduced, and the order of precedence follows</text:p>
      <text:p text:style-name="Standard"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 text:c="8"/>a warning is issued.</text:p>
      <text:p text:style-name="Standard"/>
      <text:p text:style-name="Standard"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h text:style-name="Heading_20_2" text:outline-level="2"><text:bookmark-start text:name="__RefHeading___Toc1532_1612502148"/>Command line:<text:bookmark-end text:name="__RefHeading___Toc1532_1612502148"/></text:h>
      <text:p text:style-name="P15"/>
      <text:p text:style-name="P15"><text:s/>./pcomp [option(s)] file(s)</text:p>
      <text:p text:style-name="P15"/>
      <text:p text:style-name="P15"><text:s text:c="4"/>The assembler file is generated with the same file name as</text:p>
      <text:p text:style-name="P15"><text:s text:c="4"/>the sorce with the .asm extension.</text:p>
      <text:p text:style-name="P15"><text:s text:c="4"/>The preprocessing file is generated with the same file name as</text:p>
      <text:p text:style-name="P15"><text:s text:c="4"/>the sorce with the .pcc extension.</text:p>
      <text:p text:style-name="P13"/>
      <text:h text:style-name="Heading_20_3" text:outline-level="3"><text:bookmark-start text:name="__RefHeading___Toc1502_4109188922"/>Comand line arguments:<text:bookmark-end text:name="__RefHeading___Toc1502_4109188922"/>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oft-page-break/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/>
      <text:p text:style-name="Standard"/>
      <text:p text:style-name="P8"/>
      <text:p text:style-name="P14">This is not meant to be a spec, more like a spec draft or an idea starter.</text:p>
      <text:p text:style-name="P16"/>
      <text:p text:style-name="P8"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24T17:37:20.423491972</dc:date>
    <dc:creator>Peter Glen</dc:creator>
    <meta:editing-duration>PT20H13M27S</meta:editing-duration>
    <meta:editing-cycles>72</meta:editing-cycles>
    <meta:generator>LibreOffice/7.3.7.2$Linux_X86_64 LibreOffice_project/30$Build-2</meta:generator>
    <meta:document-statistic meta:table-count="2" meta:image-count="0" meta:object-count="0" meta:page-count="13" meta:paragraph-count="412" meta:word-count="1849" meta:character-count="13578" meta:non-whitespace-character-count="9861"/>
  </office:meta>
</office:document-meta>
</file>